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text-properties fo:font-size="14pt" fo:language="es" fo:country="ES" style:text-underline-style="none" fo:font-weight="normal" style:font-size-asian="12.25pt" style:font-weight-asian="normal" style:font-size-complex="14pt" style:font-weight-complex="normal"/>
    </style:style>
    <style:style style:name="P3" style:family="paragraph" style:parent-style-name="Standard" style:list-style-name="L1">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3" style:family="paragraph" style:parent-style-name="Standard" style:list-style-name="L4">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4" style:family="paragraph" style:parent-style-name="Standard" style:list-style-name="L4">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5" style:family="paragraph" style:parent-style-name="Standard" style:list-style-name="L4">
      <style:paragraph-properties fo:text-align="justify" style:justify-single-word="false"/>
    </style:style>
    <style:style style:name="P16" style:family="paragraph" style:parent-style-name="Standard">
      <style:paragraph-properties fo:text-align="justify" style:justify-single-word="false"/>
      <style:text-properties fo:font-weight="normal"/>
    </style:style>
    <style:style style:name="T1"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none" style:font-size-asian="12.25pt" style:font-weight-asian="normal" style:font-size-complex="14pt" style:font-weight-complex="normal"/>
    </style:style>
    <style:style style:name="T4" style:family="text">
      <style:text-properties fo:font-size="12pt" fo:language="es" fo:country="ES" style:text-underline-style="none" fo:font-weight="normal" style:font-size-asian="10.5pt" style:font-weight-asian="normal" style:font-size-complex="12pt" style:font-weight-complex="normal"/>
    </style:style>
    <style:style style:name="T5" style:family="text">
      <style:text-properties fo:font-size="12pt" fo:language="es" fo:country="ES" style:text-underline-style="none" fo:font-weight="bold" style:font-size-asian="10.5pt" style:font-weight-asian="bold" style:font-size-complex="12pt" style:font-weight-complex="bold"/>
    </style:style>
    <style:style style:name="T6" style:family="text">
      <style:text-properties fo:font-size="12pt" fo:language="es" fo:country="ES" style:text-underline-style="none" style:font-size-asian="10.5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9262309" text:style-name="L1">
        <text:list-item>
          <text:list>
            <text:list-item>
              <text:list>
                <text:list-item>
                  <text:list>
                    <text:list-item>
                      <text:list>
                        <text:list-item>
                          <text:p text:style-name="P3">Cloud Storage.</text:p>
                        </text:list-item>
                      </text:list>
                    </text:list-item>
                  </text:list>
                </text:list-item>
              </text:list>
            </text:list-item>
          </text:list>
        </text:list-item>
      </text:list>
      <text:p text:style-name="P2"><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1917861979" text:style-name="L2">
        <text:list-item>
          <text:list>
            <text:list-item>
              <text:list>
                <text:list-item>
                  <text:p text:style-name="P4">Soluciones libres y locales existentes.</text:p>
                </text:list-item>
              </text:list>
            </text:list-item>
          </text:list>
        </text:list-item>
      </text:list>
      <text:list xml:id="list1952994015" text:style-name="L3">
        <text:list-item>
          <text:list>
            <text:list-header>
              <text:p text:style-name="P5"/>
            </text:list-header>
            <text:list-item>
              <text:p text:style-name="P5">Amazon S3.</text:p>
            </text:list-item>
          </text:list>
        </text:list-item>
      </text:list>
      <text:p text:style-name="P7"><text:tab/>La plataforma Amazon S3 no se trata expresamente de una plataforma libre, puesto que solo se ofrecen las distintas interfaces de comunicación de esta. Aun as<text:span text:style-name="T8">í</text:span> es objeto de estudio debido a que algunas soluciones basan su almacenamiento en esta plataforma.</text:p>
      <text:p text:style-name="P16"><text:span text:style-name="T3"><text:tab/>La Amazon Simple Storage Service tiene como objetivo ser escalable, tener alta disponibilidad y baja latencia, a un bajo coste. Dispone de tres tipos de interfaces distintas, REST(Representational State Transfer), SOAP(</text:span><text:span text:style-name="T11">Simple Object Access Protocol) y BitTorrent. Las primera interfaz es la m</text:span><text:span text:style-name="T6">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6"><text:span text:style-name="T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span></text:p>
      <text:p text:style-name="P16"><text:span text:style-name="T6"><text:tab/>Puesto que el principal uso de los cubos es almacenar páginas web, cada cubo puede ser configurado para almacenar los registros de acceso en un cubo gemelo, o réplica.</text:span></text:p>
      <text:p text:style-name="P16"><text:span text:style-name="T6"><text:tab/></text:span></text:p>
      <text:list xml:id="list526969504" text:continue-numbering="true" text:style-name="L3">
        <text:list-item>
          <text:list>
            <text:list-item>
              <text:p text:style-name="P5"><text:soft-page-break/>OpenNebula.</text:p>
            </text:list-item>
          </text:list>
        </text:list-item>
      </text:list>
      <text:p text:style-name="P1"><text:span text:style-name="T9"><text:tab/></text:span>Aunque plataforma de Cloud Computing de OpenNebula es compatible con la interfaz Amazon EC2 Query Interface, lo que le ofrece compatibilidad con la plataforma de almacenamiento Amazon S3, dicha plataforma goza de un subsistema de almacenamiento propio. </text:p>
      <text:p text:style-name="P1"><text:tab/>El subsistema está ideado para almacenar máquinas virtuales u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list xml:id="list622128812" text:continue-numbering="true" text:style-name="L3">
        <text:list-item>
          <text:list>
            <text:list-item>
              <text:p text:style-name="P5">Nimbus.</text:p>
            </text:list-item>
          </text:list>
        </text:list-item>
      </text:list>
      <text:p text:style-name="P8"><text:tab/><text:span text:style-name="T10">La pla</text:span><text:span text:style-name="T7">taforma Nimbus utiliza una implementación propia y libre de la API REST(Representational State Transfer) de Amazon S3, llamada Cumulus, para su almacenamiento.</text:span></text:p>
      <text:list xml:id="list662224076" text:continue-numbering="true" text:style-name="L3">
        <text:list-item>
          <text:list>
            <text:list-item>
              <text:p text:style-name="P5">OpenStack.</text:p>
            </text:list-item>
            <text:list-item>
              <text:p text:style-name="P5">CloudStack.</text:p>
            </text:list-item>
          </text:list>
        </text:list-item>
      </text:list>
      <text:p text:style-name="P7"><text:tab/>Esta plataforma</text:p>
      <text:list xml:id="list1447922455" text:continue-numbering="true" text:style-name="L3">
        <text:list-item>
          <text:list>
            <text:list-item>
              <text:p text:style-name="P5">Abiquo Open source edition.</text:p>
            </text:list-item>
          </text:list>
        </text:list-item>
      </text:list>
      <text:p text:style-name="P1"><text:tab/></text:p>
      <text:p text:style-name="P1"/>
      <text:p text:style-name="P1"/>
      <text:p text:style-name="P1"/>
      <text:p text:style-name="P1"><text:tab/><text:span text:style-name="T1">Glosario.</text:span></text:p>
      <text:p text:style-name="P1"/>
      <text:list xml:id="list1115933255" text:style-name="L4">
        <text:list-item>
          <text:p text:style-name="P15"><text:span text:style-name="T5">Cloud Storage: </text:span><text:span text:style-name="T4"><text:s/>almacenamiento en la nube, es decir, en internet.</text:span></text:p>
        </text:list-item>
        <text:list-item>
          <text:p text:style-name="P10"><text:span text:style-name="T9">Agilidad:</text:span> <text:s/>capacidad de mover los datos al área adecuada para mejorar su disponibilidad.</text:p>
        </text:list-item>
        <text:list-item>
          <text:p text:style-name="P10"><text:span text:style-name="T9">Escalabilidad: </text:span>capacidad de manejar crecientes cargas de trabajo, o de adaptarse para ser capaces de soportarlas.</text:p>
        </text:list-item>
        <text:list-item>
          <text:p text:style-name="P10"><text:span text:style-name="T9">Elasticidad: </text:span>capacidad de escalarse mas allá limites impuestos por las condiciones del sistema.</text:p>
        </text:list-item>
        <text:list-item>
          <text:p text:style-name="P14">Latencia: <text:span text:style-name="T10">Tiempo de espera, normalmente entre que se realiza una petición y se recibe una respuesta.</text:span></text:p>
        </text:list-item>
        <text:list-item>
          <text:p text:style-name="P10"><text:span text:style-name="T9">Tumultuario: </text:span>capacidad de que el recurso sea utilizado por varios usuarios concurrentemente.</text:p>
        </text:list-item>
        <text:list-item>
          <text:p text:style-name="P10"><text:span text:style-name="T9">Servicio distribuido: </text:span>servicio ofrecido por un conjunto de sistemas que actúa como un solo sistema.</text:p>
        </text:list-item>
        <text:list-item>
          <text:p text:style-name="P10"><text:span text:style-name="T9">Tolerancia a fallos: </text:span>capacidad de soportar errores sin dejar sin servicio al cliente.</text:p>
        </text:list-item>
        <text:list-item>
          <text:p text:style-name="P10"><text:span text:style-name="T9">Redundancia de datos: </text:span>duplicación de datos, habitualmente para evitar su pérdida.</text:p>
        </text:list-item>
        <text:list-item>
          <text:p text:style-name="P10"><text:span text:style-name="T9">Software duradero: </text:span>software capaz de almacenar distintas versiones de un mismo fichero.</text:p>
        </text:list-item>
        <text:list-item>
          <text:p text:style-name="P13">World Wide Web: <text:span text:style-name="T10">Sistema de enlace de documentos a través de internet.</text:span></text:p>
        </text:list-item>
        <text:list-item>
          <text:p text:style-name="P10"><text:span text:style-name="T9">Amazon EC2 Query Interface: </text:span>Interfaz de consultas de la plataforma de Cloud Computing de Amazon.</text:p>
        </text:list-item>
        <text:list-item>
          <text:p text:style-name="P10"><text:span text:style-name="T9">Amazon S3: </text:span>Sistema de almacenamiento propietario de la plataforma de Cloud Computing de Amazon.</text:p>
        </text:list-item>
        <text:list-item>
          <text:p text:style-name="P10"><text:span text:style-name="T9">Data store drivers: </text:span>Drivers de almacenamiento de datos.</text:p>
        </text:list-item>
        <text:list-item>
          <text:p text:style-name="P10"><text:span text:style-name="T9">Transfer manager drivers: </text:span>Drivers de gestión de transferencias.</text:p>
        </text:list-item>
      </text:list>
      <text:p text:style-name="P12"><text:tab/></text:p>
      <text:p text:style-name="P1"><text:span text:style-name="T9"><text:tab/></text:span><text:span text:style-name="T2">Referencias.</text:span></text:p>
      <text:p text:style-name="P6"/>
      <text:list xml:id="list647958804" text:style-name="L5">
        <text:list-item>
          <text:p text:style-name="P11">Wikipedia:</text:p>
          <text:list>
            <text:list-item>
              <text:p text:style-name="P11"><text:a xlink:type="simple" xlink:href="http://en.wikipedia.org/wiki/Cloud_computing_comparison">http://en.wikipedia.org/wiki/Cloud_computing_comparison</text:a></text:p>
            </text:list-item>
            <text:list-item>
              <text:p text:style-name="P11"><text:a xlink:type="simple" xlink:href="http://en.wikipedia.org/wiki/OpenNebula">http://en.wikipedia.org/wiki/OpenNebula</text:a></text:p>
            </text:list-item>
          </text:list>
        </text:list-item>
        <text:list-item>
          <text:p text:style-name="P11"><text:soft-page-break/>OpenNebula:</text:p>
          <text:list>
            <text:list-item>
              <text:p text:style-name="P11"><text:a xlink:type="simple" xlink:href="http://opennebula.org/documentation:rel3.6">http://opennebula.org/documentation:rel3.6</text:a></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7-26T14:31:00</dc:date>
    <meta:editing-duration>PT4H29M35S</meta:editing-duration>
    <meta:editing-cycles>10</meta:editing-cycles>
    <meta:generator>LibreOffice/3.5$Linux_x86 LibreOffice_project/350m1$Build-2</meta:generator>
    <meta:document-statistic meta:table-count="0" meta:image-count="0" meta:object-count="0" meta:page-count="3" meta:paragraph-count="49" meta:word-count="909" meta:character-count="5902" meta:non-whitespace-character-count="5168"/>
  </office:meta>
</office:document-meta>
</file>